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8800" officeooo:paragraph-rsid="00168800"/>
    </style:style>
    <style:style style:name="P2" style:family="paragraph" style:parent-style-name="Standard">
      <style:text-properties officeooo:rsid="0019e819" officeooo:paragraph-rsid="0019e819"/>
    </style:style>
    <style:style style:name="P3" style:family="paragraph" style:parent-style-name="Standard">
      <style:text-properties officeooo:rsid="001bb074" officeooo:paragraph-rsid="001bb074"/>
    </style:style>
    <style:style style:name="T1" style:family="text">
      <style:text-properties officeooo:rsid="0017f0ca"/>
    </style:style>
    <style:style style:name="T2" style:family="text">
      <style:text-properties officeooo:rsid="001e05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utty to 10.3.7.14 using Telnet protocol</text:p>
      <text:p text:style-name="P1">Enter password</text:p>
      <text:p text:style-name="P1">at Switch&gt; prompt enter “en” <text:s/>(Enable)</text:p>
      <text:p text:style-name="P1">Enter password again</text:p>
      <text:p text:style-name="P1">at Switch# prompt…</text:p>
      <text:p text:style-name="P1">term len 0</text:p>
      <text:p text:style-name="P1">show run</text:p>
      <text:p text:style-name="P1">sh int des (show interface description)</text:p>
      <text:p text:style-name="P1">sh <text:span text:style-name="T1">int fa0/1 <text:s/>[shows interface info for uplink layer 2]</text:span></text:p>
      <text:p text:style-name="P1"><text:tab/><text:span text:style-name="T1">fa0/2 <text:s/>[… for Wizlights ‘puter]</text:span></text:p>
      <text:p text:style-name="P1"><text:tab/><text:span text:style-name="T1">gi0/1 <text:s/>[… for AlphaPix16]</text:span></text:p>
      <text:p text:style-name="P1"><text:tab/><text:span text:style-name="T1">gi0/2 <text:s/>[… for AlphaPix4]</text:span></text:p>
      <text:p text:style-name="P2"/>
      <text:p text:style-name="P2">conf t</text:p>
      <text:p text:style-name="P2">int fa0/1</text:p>
      <text:p text:style-name="P2">desc – change description</text:p>
      <text:p text:style-name="P3">sh int sum (summary, includes traffic)conf<text:span text:style-name="T2">eixt</text:span></text:p>
      <text:p text:style-name="P3">exi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7T14:46:53.522000000</meta:creation-date>
    <dc:date>2019-10-18T09:37:54.019000000</dc:date>
    <meta:editing-duration>PT18H37M8S</meta:editing-duration>
    <meta:editing-cycles>3</meta:editing-cycles>
    <meta:generator>LibreOffice/6.3.0.4$Windows_X86_64 LibreOffice_project/057fc023c990d676a43019934386b85b21a9ee99</meta:generator>
    <meta:document-statistic meta:table-count="0" meta:image-count="0" meta:object-count="0" meta:page-count="1" meta:paragraph-count="17" meta:word-count="68" meta:character-count="415" meta:non-whitespace-character-count="355"/>
  </office:meta>
</office:document-meta>
</file>